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08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88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0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6070">
            <text:p>60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0b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32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1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669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lycipo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078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lycipo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627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710">
            <text:p>7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2</text:p>
          </table:table-cell>
          <table:table-cell table:style-name="ACE-0" office:value-type="float" office:value="47.909999999999997">
            <text:p>47.91</text:p>
          </table:table-cell>
          <table:table-cell table:style-name="ACE-0" office:value-type="float" office:value="-69.5">
            <text:p>−69.5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yckFyles196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83</text:p>
          </table:table-cell>
          <table:table-cell table:style-name="ACE-0" office:value-type="float" office:value="47.93">
            <text:p>47.93</text:p>
          </table:table-cell>
          <table:table-cell table:style-name="ACE-0" office:value-type="float" office:value="-69.489999999999995">
            <text:p>−69.49</text:p>
          </table:table-cell>
          <table:table-cell table:style-name="ACE-0" office:value-type="float" office:value="3550">
            <text:p>355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Dionne199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na</text:p>
          </table:table-cell>
          <table:table-cell table:style-name="ACE-0" office:value-type="float" office:value="48.07">
            <text:p>48.07</text:p>
          </table:table-cell>
          <table:table-cell table:style-name="ACE-0" office:value-type="float" office:value="-69.269999999999996">
            <text:p>−69.27</text:p>
          </table:table-cell>
          <table:table-cell table:style-name="ACE-0" office:value-type="float" office:value="785">
            <text:p>78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raised bea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VacchiEtal201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46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balanus balanoi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209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49999999999994">
            <text:p>−68.8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7286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2640">
            <text:p>126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ionne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0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0990">
            <text:p>109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9">
            <text:p>7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199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9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0080">
            <text:p>10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199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499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lant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14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650">
            <text:p>65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85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280">
            <text:p>28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199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604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89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35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59999999999999">
            <text:p>−68.86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39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59999999999999">
            <text:p>−68.86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297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59999999999999">
            <text:p>−68.86</text:p>
          </table:table-cell>
          <table:table-cell table:style-name="ACE-0" office:value-type="float" office:value="10680">
            <text:p>10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. artica, m.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7.900000000000006">
            <text:p>67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8532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49999999999994">
            <text:p>−68.85</text:p>
          </table:table-cell>
          <table:table-cell table:style-name="ACE-0" office:value-type="float" office:value="12640">
            <text:p>126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1">
            <text:p>14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ionne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70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49999999999994">
            <text:p>−68.85</text:p>
          </table:table-cell>
          <table:table-cell table:style-name="ACE-0" office:value-type="float" office:value="10220">
            <text:p>102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Locat197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8564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1620">
            <text:p>116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ionne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45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0810">
            <text:p>1081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balanus balanoi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24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, intertidal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4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5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4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1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450">
            <text:p>645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18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71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790">
            <text:p>679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85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86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13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800">
            <text:p>68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14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5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7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95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8.709999999999994">
            <text:p>−68.7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b.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BlakeLowdon197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68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7205">
            <text:p>72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HetuBail199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698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Hetu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699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9780">
            <text:p>97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Hetu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700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.899999999999999">
            <text:p>50.9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53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0.900000000000006">
            <text:p>70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Hetu199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7978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68.519999999999996">
            <text:p>−68.52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ington200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9520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68.519999999999996">
            <text:p>−68.52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Hetu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2949</text:p>
          </table:table-cell>
          <table:table-cell table:style-name="ACE-0" office:value-type="float" office:value="48.390000000000001">
            <text:p>48.39</text:p>
          </table:table-cell>
          <table:table-cell table:style-name="ACE-0" office:value-type="float" office:value="-68.430000000000007">
            <text:p>−68.43</text:p>
          </table:table-cell>
          <table:table-cell table:style-name="ACE-0" office:value-type="float" office:value="11990">
            <text:p>119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etu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34</text:p>
          </table:table-cell>
          <table:table-cell table:style-name="ACE-0" office:value-type="float" office:value="48.590000000000003">
            <text:p>48.59</text:p>
          </table:table-cell>
          <table:table-cell table:style-name="ACE-0" office:value-type="float" office:value="-68.120000000000005">
            <text:p>−68.12</text:p>
          </table:table-cell>
          <table:table-cell table:style-name="ACE-0" office:value-type="float" office:value="10890">
            <text:p>108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82</text:p>
          </table:table-cell>
          <table:table-cell table:style-name="ACE-0" office:value-type="float" office:value="48.700000000000003">
            <text:p>48.7</text:p>
          </table:table-cell>
          <table:table-cell table:style-name="ACE-0" office:value-type="float" office:value="-67.890000000000001">
            <text:p>−67.89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6">
            <text:p>15.6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65</text:p>
          </table:table-cell>
          <table:table-cell table:style-name="ACE-0" office:value-type="float" office:value="48.729999999999997">
            <text:p>48.73</text:p>
          </table:table-cell>
          <table:table-cell table:style-name="ACE-0" office:value-type="float" office:value="-67.719999999999999">
            <text:p>−67.72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mesodesm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Locat197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757</text:p>
          </table:table-cell>
          <table:table-cell table:style-name="ACE-0" office:value-type="float" office:value="48.780000000000001">
            <text:p>48.78</text:p>
          </table:table-cell>
          <table:table-cell table:style-name="ACE-0" office:value-type="float" office:value="-67.709999999999994">
            <text:p>−67.71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756</text:p>
          </table:table-cell>
          <table:table-cell table:style-name="ACE-0" office:value-type="float" office:value="48.780000000000001">
            <text:p>48.78</text:p>
          </table:table-cell>
          <table:table-cell table:style-name="ACE-0" office:value-type="float" office:value="-67.709999999999994">
            <text:p>−67.71</text:p>
          </table:table-cell>
          <table:table-cell table:style-name="ACE-0" office:value-type="float" office:value="4950">
            <text:p>4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81</text:p>
          </table:table-cell>
          <table:table-cell table:style-name="ACE-0" office:value-type="float" office:value="48.75">
            <text:p>48.75</text:p>
          </table:table-cell>
          <table:table-cell table:style-name="ACE-0" office:value-type="float" office:value="-67.680000000000007">
            <text:p>−67.68</text:p>
          </table:table-cell>
          <table:table-cell table:style-name="ACE-0" office:value-type="float" office:value="10800">
            <text:p>10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252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9">
            <text:p>1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521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521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521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331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e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33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910">
            <text:p>49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46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5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0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250">
            <text:p>2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esodesma arct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93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1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2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7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1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phagnu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9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0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03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9">
            <text:p>14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0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980">
            <text:p>98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tem of picea-la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38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73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250">
            <text:p>42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88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1130">
            <text:p>1113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9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0710">
            <text:p>1071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58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220">
            <text:p>222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esodesma arct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6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1110">
            <text:p>1111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61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9890">
            <text:p>98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33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0410">
            <text:p>104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8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0570">
            <text:p>1057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</text:p>
          </table:table-cell>
          <table:table-cell table:style-name="ACE-0" office:value-type="float" office:value="49.170000000000002">
            <text:p>49.17</text:p>
          </table:table-cell>
          <table:table-cell table:style-name="ACE-0" office:value-type="float" office:value="-66.329999999999998">
            <text:p>−66.33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9</text:p>
          </table:table-cell>
          <table:table-cell table:style-name="ACE-0" office:value-type="float" office:value="49.170000000000002">
            <text:p>49.17</text:p>
          </table:table-cell>
          <table:table-cell table:style-name="ACE-0" office:value-type="float" office:value="-66.329999999999998">
            <text:p>−66.33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2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3110">
            <text:p>1311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yckFyles1963</text:p>
          </table:table-cell>
          <table:table-cell table:number-columns-repeated="240" table:style-name="ACE-0"/>
        </table:table-row>
        <table:table-row table:style-name="AROW-0" table:number-rows-repeated="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7T04:53:2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